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765" officeooo:paragraph-rsid="000fd765"/>
    </style:style>
    <style:style style:name="P2" style:family="paragraph" style:parent-style-name="Standard">
      <style:text-properties officeooo:paragraph-rsid="000fd765"/>
    </style:style>
    <style:style style:name="P3" style:family="paragraph" style:parent-style-name="Standard">
      <style:text-properties officeooo:rsid="00118ef2" officeooo:paragraph-rsid="00118ef2"/>
    </style:style>
    <style:style style:name="P4" style:family="paragraph" style:parent-style-name="Standard">
      <style:text-properties officeooo:rsid="0012daec" officeooo:paragraph-rsid="0012daec"/>
    </style:style>
    <style:style style:name="P5" style:family="paragraph" style:parent-style-name="Standard">
      <style:text-properties officeooo:rsid="001484a5" officeooo:paragraph-rsid="001484a5"/>
    </style:style>
    <style:style style:name="P6" style:family="paragraph" style:parent-style-name="Standard">
      <style:text-properties officeooo:rsid="0015a9ca" officeooo:paragraph-rsid="0015a9ca"/>
    </style:style>
    <style:style style:name="P7" style:family="paragraph" style:parent-style-name="Standard">
      <style:text-properties officeooo:rsid="0017a324" officeooo:paragraph-rsid="0017a324"/>
    </style:style>
    <style:style style:name="P8" style:family="paragraph" style:parent-style-name="Standard">
      <style:text-properties officeooo:rsid="0018d723" officeooo:paragraph-rsid="0018d723"/>
    </style:style>
    <style:style style:name="P9" style:family="paragraph" style:parent-style-name="Standard">
      <style:text-properties officeooo:rsid="00198bbc" officeooo:paragraph-rsid="00198bbc"/>
    </style:style>
    <style:style style:name="T1" style:family="text">
      <style:text-properties officeooo:rsid="000fd765"/>
    </style:style>
    <style:style style:name="T2" style:family="text">
      <style:text-properties officeooo:rsid="00145fd4"/>
    </style:style>
    <style:style style:name="T3" style:family="text">
      <style:text-properties officeooo:rsid="0015a9ca"/>
    </style:style>
    <style:style style:name="T4" style:family="text">
      <style:text-properties officeooo:rsid="001722d2"/>
    </style:style>
    <style:style style:name="T5" style:family="text">
      <style:text-properties officeooo:rsid="0017a324"/>
    </style:style>
    <style:style style:name="T6" style:family="text">
      <style:text-properties officeooo:rsid="00198b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6</text:p>
      <text:p text:style-name="P1"/>
      <text:p text:style-name="P1">Memoria dividida en dos partes:</text:p>
      <text:p text:style-name="P1"/>
      <text:p text:style-name="P2"><text:span text:style-name="T1">principal (ROM): velocidad, es volatil. CACHE, esta dentro de la principal, es rápida pero pequeña</text:span></text:p>
      <text:p text:style-name="P1"/>
      <text:p text:style-name="P1">secundaria: almacenamiento, complementan al sistema de memoria, es memoria fija.</text:p>
      <text:p text:style-name="P1"/>
      <text:p text:style-name="P1">Disco duro hdd</text:p>
      <text:p text:style-name="P2"><text:span text:style-name="T1">Disco opticcos DVD</text:span></text:p>
      <text:p text:style-name="P1">USB</text:p>
      <text:p text:style-name="P1"/>
      <text:p text:style-name="P1">las unidades opticas son los cds dvds y blue rays y las memorias usb forman parte de las memorias flash</text:p>
      <text:p text:style-name="P1"/>
      <text:p text:style-name="P3">Memoria Principal:</text:p>
      <text:p text:style-name="P3">volatilidad, se pierden datos. cuando se corta la electricidad, tiene que volver a traer todos los datos del disco duro</text:p>
      <text:p text:style-name="P3"/>
      <text:p text:style-name="P3"/>
      <text:p text:style-name="P3"/>
      <text:p text:style-name="P4">Diferencia entre memoria principal y secundaria</text:p>
      <text:p text:style-name="P4"/>
      <text:p text:style-name="P4">mPrincipal: cache <text:s/>L1,L2,L3,L4, RAM,ROM(viene con la RAM incorporada), registros del CPU</text:p>
      <text:p text:style-name="P4"><text:tab/> <text:s text:c="5"/><text:span text:style-name="T2">ROM: tiene la bios, la info de arranque de la compu</text:span></text:p>
      <text:p text:style-name="P4"/>
      <text:p text:style-name="P5">Caracteristicas: capacidad y velocidad</text:p>
      <text:p text:style-name="P4"/>
      <text:p text:style-name="P4">mSecundaria:</text:p>
      <text:p text:style-name="P4"/>
      <text:p text:style-name="P4"/>
      <text:p text:style-name="P4"/>
      <text:p text:style-name="P5">DUAL CHANNEL: cuando el CPU se puede comunicar por dos canales con la memoria principal, <text:span text:style-name="T3">deben compartir la misma capacidad, velocidad, latencia y voltaje</text:span></text:p>
      <text:p text:style-name="P5"/>
      <text:p text:style-name="P6">Latencia: tiempo que tardo entre hacer un pedidio y la respuesta</text:p>
      <text:p text:style-name="P6">voltaje: hace referencia a la energía consumida por el modulo RAM</text:p>
      <text:p text:style-name="P6"/>
      <text:p text:style-name="P6">Paginacion y segmentacion:</text:p>
      <text:p text:style-name="P6"/>
      <text:p text:style-name="P6">paginacion: lo utiliza la memoria RAM para dividir sus bloques o páginas, en cada bloque se guardan programas o datos. El tamaño entre ellos son todos iguales</text:p>
      <text:p text:style-name="P6"/>
      <text:p text:style-name="P6">segmentacion: cuando el sist operativo guarda un programa en la memoria RAM, <text:span text:style-name="T4">se guarda en un principio uno al lado del otro. Cuando borro una me queda un espacio, el nuevo programa ocupa este espacio y otro mas abajo y queda separado. Minetras mas borremos mas desordenado va a quedar. Hace referencia a los segmentos que nos quedan sin utilizar. La</text:span><text:span text:style-name="T5"> segmentacion aparece cuando un programa utiliza una parte de la pagina y deja una parte que despues se ocupa por otro programa</text:span></text:p>
      <text:p text:style-name="P6"/>
      <text:p text:style-name="P6"><text:soft-page-break/>fragmentacion: La fragmentación se produce en la memoria, en el disco tambien, hay una forma de desfragmentar y optimizar los discos, pero hasta ahora entiendo que es lo que hace realmente. <text:span text:style-name="T4">Hace referencia a cada una de las páginas, como nos quedan divididas</text:span></text:p>
      <text:p text:style-name="P6"/>
      <text:p text:style-name="P7">HARD DISK SENTINAL: VIDA UTIL DEL DISCO, TAMBIEN El Crystal disk info es muy confiable para determinar el estado del disco</text:p>
      <text:p text:style-name="P7"/>
      <text:p text:style-name="P8">plantas vs zombis 2MB</text:p>
      <text:p text:style-name="P8">Need ford speed 121MB</text:p>
      <text:p text:style-name="P8">Resident evil <text:s text:c="4"/>363 MB</text:p>
      <text:p text:style-name="P8">Code Arms <text:s text:c="8"/>49,8</text:p>
      <text:p text:style-name="P8">Street faghiter <text:s text:c="3"/>78,2</text:p>
      <text:p text:style-name="P8">diver <text:s text:c="13"/>491,4</text:p>
      <text:p text:style-name="P8"/>
      <text:p text:style-name="P9">1GB</text:p>
      <text:p text:style-name="P9"/>
      <text:p text:style-name="P9">81MB</text:p>
      <text:p text:style-name="P9"/>
      <text:p text:style-name="P8">metal slug <text:s text:c="4"/><text:span text:style-name="T6">663</text:span> <text:s text:c="2"/></text:p>
      <text:p text:style-name="P9">burnout <text:s text:c="8"/>682</text:p>
      <text:p text:style-name="P9">1GB</text:p>
      <text:p text:style-name="P9"/>
      <text:p text:style-name="P9"/>
      <text:p text:style-name="P9">402,4</text:p>
      <text:p text:style-name="P9"/>
      <text:p text:style-name="P9">Motorstorm <text:s/>753</text:p>
      <text:p text:style-name="P9">1GB</text:p>
      <text:p text:style-name="P9"/>
      <text:p text:style-name="P9">130,4</text:p>
      <text:p text:style-name="P9"/>
      <text:p text:style-name="P9">CRAZ <text:s text:c="6"/>834</text:p>
      <text:p text:style-name="P9"/>
      <text:p text:style-name="P9">Ps2003 <text:s text:c="4"/>975</text:p>
      <text:p text:style-name="P9">1GB</text:p>
      <text:p text:style-name="P9"/>
      <text:p text:style-name="P9"/>
      <text:p text:style-name="P9">915,4</text:p>
      <text:p text:style-name="P9"/>
      <text:p text:style-name="P9">cualbycity <text:s text:c="5"/>1,2</text:p>
      <text:p text:style-name="P9">2GB</text:p>
      <text:p text:style-name="P9"/>
      <text:p text:style-name="P9">96,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7T12:42:02.690000000</meta:creation-date>
    <dc:date>2021-04-07T15:33:26.913000000</dc:date>
    <meta:editing-duration>PT29M38S</meta:editing-duration>
    <meta:editing-cycles>1</meta:editing-cycles>
    <meta:document-statistic meta:table-count="0" meta:image-count="0" meta:object-count="0" meta:page-count="2" meta:paragraph-count="45" meta:word-count="379" meta:character-count="2331" meta:non-whitespace-character-count="1930"/>
    <meta:generator>LibreOffice/6.4.2.2$Windows_X86_64 LibreOffice_project/4e471d8c02c9c90f512f7f9ead8875b57fcb1ec3</meta:generator>
  </office:meta>
</office:document-meta>
</file>